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1600000192B7D77C3CC2EE1B7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742cm" svg:height="11.098cm" svg:x="0.146cm" svg:y="0.467cm">
          <draw:image xlink:href="Pictures/100002010000021600000192B7D77C3CC2EE1B7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1-28T08:49:22.113070990</dc:date>
    <meta:editing-duration>PT1M59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